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9.49cm" fo:margin-right="0cm" fo:text-indent="0cm" style:auto-text-indent="false"/>
    </style:style>
    <style:style style:name="P2" style:family="paragraph" style:parent-style-name="Standard">
      <style:paragraph-properties fo:margin-left="9.49cm" fo:margin-right="0cm" fo:text-indent="0cm" style:auto-text-indent="false"/>
      <style:text-properties fo:color="#333333"/>
    </style:style>
    <style:style style:name="P3" style:family="paragraph" style:parent-style-name="Standard">
      <style:paragraph-properties fo:margin-left="0cm" fo:margin-right="0cm" fo:text-indent="0.526cm" style:auto-text-indent="false"/>
      <style:text-properties fo:color="#000000"/>
    </style:style>
    <style:style style:name="P4" style:family="paragraph" style:parent-style-name="Standard">
      <style:paragraph-properties fo:margin-left="0cm" fo:margin-right="0cm" fo:text-align="center" style:justify-single-word="false" fo:text-indent="0.526cm" style:auto-text-indent="false"/>
      <style:text-properties fo:color="#000000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color="#000000" fo:font-size="12pt" style:font-size-asian="12pt" style:font-size-complex="12pt"/>
    </style:style>
    <style:style style:name="T1" style:family="text">
      <style:text-properties fo:color="#000000" fo:font-size="12pt" fo:letter-spacing="0.004cm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Орехово-Зуевский городской суд </text:p>
      <text:p text:style-name="P2">______________________________________ </text:p>
      <text:p text:style-name="P2">______________________________________ </text:p>
      <text:p text:style-name="P2">Адрес: г. Куровское, ул. Советская, д. 113 </text:p>
      <text:p text:style-name="P2"/>
      <text:p text:style-name="P2">Истец: Кузнецов Андрей Андреевич. </text:p>
      <text:p text:style-name="P2">Адрес: 142641, М.О., Орехово-Зуевский р-он, д.Давыдово, ул. 2-ой микрорайон, <text:s/>д.28, кв. 83 </text:p>
      <text:p text:style-name="P2"/>
      <text:p text:style-name="P2">Ответчик: Филиал ООО «Росгосстах» в Москве и МО </text:p>
      <text:p text:style-name="P2">Адрес: 142620, г.Куровское, ул.Кирова, д.62 </text:p>
      <text:p text:style-name="P2"/>
      <text:p text:style-name="P2">Цена иска: 55827.40 <text:s/>рублей </text:p>
      <text:p text:style-name="P1"/>
      <text:p text:style-name="Standard"/>
      <text:p text:style-name="P4">ХОДАТАЙСТВО </text:p>
      <text:p text:style-name="P4">об истребовании доказательств </text:p>
      <text:p text:style-name="P4"/>
      <text:p text:style-name="P3">В целях всестороннего и правильного рассмотрения гражданского дела по иску Кузнецова А.А. к Филиалу ООО «Росгосстах» в Москве и МО о взыскании недостающей части страховой выплаты, считаю необходимым запросить у ответчика документы. </text:p>
      <text:p text:style-name="P3"/>
      <text:p text:style-name="P3">Прошу суд, обязать филиал ООО «Росгосстах» в Москве и МО предоставит следующие недостающие документы: </text:p>
      <text:list xml:id="list1833626338" text:style-name="L1">
        <text:list-item>
          <text:p text:style-name="P5"><text:span text:style-name="T1">Копия <text:s text:c="2"/>определения <text:s text:c="2"/>об <text:s text:c="2"/>отказе <text:s text:c="2"/>в <text:s text:c="2"/>возбуждении <text:s text:c="2"/>дела <text:s text:c="2"/>об <text:s text:c="2"/>административном<text:line-break/></text:span><text:span text:style-name="T2">правонарушении;</text:span></text:p>
        </text:list-item>
        <text:list-item>
          <text:p text:style-name="P5"><text:span text:style-name="T2">Копия отчета ООО «Автоконсалтинг плюс» о стоимости ремонта транспортного средства</text:span><text:span text:style-name="T2">;</text:span></text:p>
        </text:list-item>
        <text:list-item>
          <text:p text:style-name="P6">Копия заявления на возмещение материального ущерба.</text:p>
        </text:list-item>
      </text:list>
      <text:p text:style-name="P3"/>
      <text:p text:style-name="P3"/>
      <text:p text:style-name="P3">Истец: ____________/Кузнецов А.А./ </text:p>
      <text:p text:style-name="P3"/>
      <text:p text:style-name="P3">"___"_____________ 2011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6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1-11-30T17:32:10</meta:creation-date>
    <dc:date>2012-01-09T18:28:45</dc:date>
    <dc:creator>andrey </dc:creator>
    <meta:editing-duration>PT3H24M18S</meta:editing-duration>
    <meta:editing-cycles>9</meta:editing-cycles>
    <meta:generator>LibreOffice/3.4$Unix LibreOffice_project/340m1$Build-402</meta:generator>
    <meta:printed-by>andrey </meta:printed-by>
    <meta:print-date>2011-11-30T18:57:23</meta:print-date>
    <meta:document-statistic meta:table-count="0" meta:image-count="0" meta:object-count="0" meta:page-count="1" meta:paragraph-count="18" meta:word-count="130" meta:character-count="1073" meta:non-whitespace-character-count="931"/>
  </office:meta>
</office:document-meta>
</file>